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10k items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ptimal</text:p>
          </table:table-cell>
          <table:table-cell table:style-name="ce1" office:value-type="float" office:value="9927473" calcext:value-type="float">
            <text:p>9927473</text:p>
          </table:table-cell>
          <table:table-cell table:style-name="ce1" office:value-type="float" office:value="13743791" calcext:value-type="float">
            <text:p>13743791</text:p>
          </table:table-cell>
          <table:table-cell table:style-name="ce1" office:value-type="float" office:value="10286004" calcext:value-type="float">
            <text:p>10286004</text:p>
          </table:table-cell>
          <table:table-cell table:style-name="ce1" office:value-type="float" office:value="12155538" calcext:value-type="float">
            <text:p>12155538</text:p>
          </table:table-cell>
          <table:table-cell table:style-name="ce1" office:value-type="float" office:value="12446154" calcext:value-type="float">
            <text:p>124461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" table:number-rows-spanned="5">
            <text:p>Harmony</text:p>
          </table:table-cell>
          <table:table-cell table:style-name="ce1" office:value-type="float" office:value="7670498" calcext:value-type="float">
            <text:p>7670498</text:p>
          </table:table-cell>
          <table:table-cell table:style-name="ce1" office:value-type="float" office:value="10616733" calcext:value-type="float">
            <text:p>10616733</text:p>
          </table:table-cell>
          <table:table-cell table:style-name="ce1" office:value-type="float" office:value="8035363" calcext:value-type="float">
            <text:p>8035363</text:p>
          </table:table-cell>
          <table:table-cell table:style-name="ce1" office:value-type="float" office:value="9324469" calcext:value-type="float">
            <text:p>9324469</text:p>
          </table:table-cell>
          <table:table-cell table:style-name="ce1" office:value-type="float" office:value="9538286" calcext:value-type="float">
            <text:p>9538286</text:p>
          </table:table-cell>
          <table:table-cell table:number-columns-repeated="1018"/>
        </table:table-row>
        <table:table-row table:style-name="ro2">
          <table:covered-table-cell/>
          <table:table-cell table:style-name="ce1" office:value-type="float" office:value="7636230" calcext:value-type="float">
            <text:p>7636230</text:p>
          </table:table-cell>
          <table:table-cell table:style-name="ce1" office:value-type="float" office:value="10653897" calcext:value-type="float">
            <text:p>10653897</text:p>
          </table:table-cell>
          <table:table-cell table:style-name="ce1" office:value-type="float" office:value="8045462" calcext:value-type="float">
            <text:p>8045462</text:p>
          </table:table-cell>
          <table:table-cell table:style-name="ce1" office:value-type="float" office:value="9346432" calcext:value-type="float">
            <text:p>9346432</text:p>
          </table:table-cell>
          <table:table-cell table:style-name="ce1" office:value-type="float" office:value="9538286" calcext:value-type="float">
            <text:p>9538286</text:p>
          </table:table-cell>
          <table:table-cell table:number-columns-repeated="1018"/>
        </table:table-row>
        <table:table-row table:style-name="ro2">
          <table:covered-table-cell/>
          <table:table-cell table:style-name="ce1" office:value-type="float" office:value="7589856" calcext:value-type="float">
            <text:p>7589856</text:p>
          </table:table-cell>
          <table:table-cell table:style-name="ce1" office:value-type="float" office:value="10648454" calcext:value-type="float">
            <text:p>10648454</text:p>
          </table:table-cell>
          <table:table-cell table:style-name="ce1" office:value-type="float" office:value="7995142" calcext:value-type="float">
            <text:p>7995142</text:p>
          </table:table-cell>
          <table:table-cell table:style-name="ce1" office:value-type="float" office:value="9382534" calcext:value-type="float">
            <text:p>9382534</text:p>
          </table:table-cell>
          <table:table-cell table:style-name="ce1" office:value-type="float" office:value="9669050" calcext:value-type="float">
            <text:p>9669050</text:p>
          </table:table-cell>
          <table:table-cell table:number-columns-repeated="1018"/>
        </table:table-row>
        <table:table-row table:style-name="ro2">
          <table:covered-table-cell/>
          <table:table-cell table:style-name="ce1" office:value-type="float" office:value="7735235" calcext:value-type="float">
            <text:p>7735235</text:p>
          </table:table-cell>
          <table:table-cell table:style-name="ce1" office:value-type="float" office:value="10518945" calcext:value-type="float">
            <text:p>10518945</text:p>
          </table:table-cell>
          <table:table-cell table:style-name="ce1" office:value-type="float" office:value="7977267" calcext:value-type="float">
            <text:p>7977267</text:p>
          </table:table-cell>
          <table:table-cell table:style-name="ce1" office:value-type="float" office:value="9432699" calcext:value-type="float">
            <text:p>9432699</text:p>
          </table:table-cell>
          <table:table-cell table:style-name="ce1" office:value-type="float" office:value="9501026" calcext:value-type="float">
            <text:p>9501026</text:p>
          </table:table-cell>
          <table:table-cell table:number-columns-repeated="1018"/>
        </table:table-row>
        <table:table-row table:style-name="ro2">
          <table:covered-table-cell/>
          <table:table-cell table:style-name="ce1" office:value-type="float" office:value="7699524" calcext:value-type="float">
            <text:p>7699524</text:p>
          </table:table-cell>
          <table:table-cell table:style-name="ce1" office:value-type="float" office:value="10547091" calcext:value-type="float">
            <text:p>10547091</text:p>
          </table:table-cell>
          <table:table-cell table:style-name="ce1" office:value-type="float" office:value="8030460" calcext:value-type="float">
            <text:p>8030460</text:p>
          </table:table-cell>
          <table:table-cell table:style-name="ce1" office:value-type="float" office:value="9355702" calcext:value-type="float">
            <text:p>9355702</text:p>
          </table:table-cell>
          <table:table-cell table:style-name="ce1" office:value-type="float" office:value="9738062" calcext:value-type="float">
            <text:p>973806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Mean</text:p>
          </table:table-cell>
          <table:table-cell table:style-name="ce5" table:formula="of:=AVERAGE([.B7:.B11])" office:value-type="float" office:value="7666268.6" calcext:value-type="float">
            <text:p>7666268.6</text:p>
          </table:table-cell>
          <table:table-cell table:style-name="ce5" table:formula="of:=AVERAGE([.C7:.C11])" office:value-type="float" office:value="10597024" calcext:value-type="float">
            <text:p>10597024</text:p>
          </table:table-cell>
          <table:table-cell table:style-name="ce5" table:formula="of:=AVERAGE([.D7:.D11])" office:value-type="float" office:value="8016738.8" calcext:value-type="float">
            <text:p>8016738.8</text:p>
          </table:table-cell>
          <table:table-cell table:style-name="ce5" table:formula="of:=AVERAGE([.E7:.E11])" office:value-type="float" office:value="9368367.2" calcext:value-type="float">
            <text:p>9368367.2</text:p>
          </table:table-cell>
          <table:table-cell table:style-name="ce5" table:formula="of:=AVERAGE([.F7:.F11])" office:value-type="float" office:value="9596942" calcext:value-type="float">
            <text:p>959694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td Dev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" table:number-rows-spanned="5">
            <text:p>BMQHOA</text:p>
          </table:table-cell>
          <table:table-cell table:style-name="ce1" office:value-type="float" office:value="7424077" calcext:value-type="float">
            <text:p>7424077</text:p>
          </table:table-cell>
          <table:table-cell table:style-name="ce1" office:value-type="float" office:value="10329572" calcext:value-type="float">
            <text:p>10329572</text:p>
          </table:table-cell>
          <table:table-cell table:style-name="ce1" office:value-type="float" office:value="7765154" calcext:value-type="float">
            <text:p>7765154</text:p>
          </table:table-cell>
          <table:table-cell table:style-name="ce1" office:value-type="float" office:value="9026151" calcext:value-type="float">
            <text:p>9026151</text:p>
          </table:table-cell>
          <table:table-cell table:style-name="ce1" office:value-type="float" office:value="9390994" calcext:value-type="float">
            <text:p>9390994</text:p>
          </table:table-cell>
          <table:table-cell table:number-columns-repeated="1018"/>
        </table:table-row>
        <table:table-row table:style-name="ro2">
          <table:covered-table-cell/>
          <table:table-cell table:style-name="ce1" office:value-type="float" office:value="7364996" calcext:value-type="float">
            <text:p>7364996</text:p>
          </table:table-cell>
          <table:table-cell table:style-name="ce1" office:value-type="float" office:value="10319104" calcext:value-type="float">
            <text:p>10319104</text:p>
          </table:table-cell>
          <table:table-cell table:style-name="ce1" office:value-type="float" office:value="7745367" calcext:value-type="float">
            <text:p>7745367</text:p>
          </table:table-cell>
          <table:table-cell table:style-name="ce1" office:value-type="float" office:value="9197592" calcext:value-type="float">
            <text:p>9197592</text:p>
          </table:table-cell>
          <table:table-cell table:style-name="ce1" office:value-type="float" office:value="9275692" calcext:value-type="float">
            <text:p>9275692</text:p>
          </table:table-cell>
          <table:table-cell table:number-columns-repeated="1018"/>
        </table:table-row>
        <table:table-row table:style-name="ro2">
          <table:covered-table-cell/>
          <table:table-cell table:style-name="ce1" office:value-type="float" office:value="7381605" calcext:value-type="float">
            <text:p>7381605</text:p>
          </table:table-cell>
          <table:table-cell table:style-name="ce1" office:value-type="float" office:value="10306268" calcext:value-type="float">
            <text:p>10306268</text:p>
          </table:table-cell>
          <table:table-cell table:style-name="ce1" office:value-type="float" office:value="7757495" calcext:value-type="float">
            <text:p>7757495</text:p>
          </table:table-cell>
          <table:table-cell table:style-name="ce1" office:value-type="float" office:value="9052134" calcext:value-type="float">
            <text:p>9052134</text:p>
          </table:table-cell>
          <table:table-cell table:style-name="ce1" office:value-type="float" office:value="9265568" calcext:value-type="float">
            <text:p>9265568</text:p>
          </table:table-cell>
          <table:table-cell table:number-columns-repeated="1018"/>
        </table:table-row>
        <table:table-row table:style-name="ro2">
          <table:covered-table-cell/>
          <table:table-cell table:style-name="ce1" office:value-type="float" office:value="7479857" calcext:value-type="float">
            <text:p>7479857</text:p>
          </table:table-cell>
          <table:table-cell table:style-name="ce1" office:value-type="float" office:value="10301900" calcext:value-type="float">
            <text:p>10301900</text:p>
          </table:table-cell>
          <table:table-cell table:style-name="ce1" office:value-type="float" office:value="7901894" calcext:value-type="float">
            <text:p>7901894</text:p>
          </table:table-cell>
          <table:table-cell table:style-name="ce1" office:value-type="float" office:value="9061279" calcext:value-type="float">
            <text:p>9061279</text:p>
          </table:table-cell>
          <table:table-cell table:style-name="ce1" office:value-type="float" office:value="9253185" calcext:value-type="float">
            <text:p>9253185</text:p>
          </table:table-cell>
          <table:table-cell table:number-columns-repeated="1018"/>
        </table:table-row>
        <table:table-row table:style-name="ro2">
          <table:covered-table-cell/>
          <table:table-cell table:style-name="ce1" office:value-type="float" office:value="7439934" calcext:value-type="float">
            <text:p>7439934</text:p>
          </table:table-cell>
          <table:table-cell table:style-name="ce1" office:value-type="float" office:value="10306445" calcext:value-type="float">
            <text:p>10306445</text:p>
          </table:table-cell>
          <table:table-cell table:style-name="ce1" office:value-type="float" office:value="7856062" calcext:value-type="float">
            <text:p>7856062</text:p>
          </table:table-cell>
          <table:table-cell table:style-name="ce1" office:value-type="float" office:value="9069677" calcext:value-type="float">
            <text:p>9069677</text:p>
          </table:table-cell>
          <table:table-cell table:style-name="ce1" office:value-type="float" office:value="9424012" calcext:value-type="float">
            <text:p>942401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Mean</text:p>
          </table:table-cell>
          <table:table-cell table:style-name="ce5" table:formula="of:=AVERAGE([.B14:.B18])" office:value-type="float" office:value="7418093.8" calcext:value-type="float">
            <text:p>7418093.8</text:p>
          </table:table-cell>
          <table:table-cell table:style-name="ce5" table:formula="of:=AVERAGE([.C14:.C18])" office:value-type="float" office:value="10312657.8" calcext:value-type="float">
            <text:p>10312657.8</text:p>
          </table:table-cell>
          <table:table-cell table:style-name="ce5" table:formula="of:=AVERAGE([.D14:.D18])" office:value-type="float" office:value="7805194.4" calcext:value-type="float">
            <text:p>7805194.4</text:p>
          </table:table-cell>
          <table:table-cell table:style-name="ce5" table:formula="of:=AVERAGE([.E14:.E18])" office:value-type="float" office:value="9081366.6" calcext:value-type="float">
            <text:p>9081366.6</text:p>
          </table:table-cell>
          <table:table-cell table:style-name="ce5" table:formula="of:=AVERAGE([.F14:.F18])" office:value-type="float" office:value="9321890.2" calcext:value-type="float">
            <text:p>9321890.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td Dev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8" meta:object-count="0"/>
    <meta:generator>LibreOfficeDev/6.0.5.2$Linux_X86_64 LibreOffice_project/</meta:generator>
  </office:meta>
</office:document-meta>
</file>